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5.182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" fo:font-size="10pt" fo:language="en" fo:country="US" fo:font-style="normal" style:text-underline-style="none" fo:font-weight="normal" style:font-name-asian="Consolas" style:language-asian="en" style:country-asian="US" style:font-name-complex="Consolas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table table:name="TestCase" table:style-name="ta1" table:print="false">
        <table:table-column table:style-name="co1" table:default-cell-style-name="ce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2" office:value-type="string">
            <text:p>openApplication</text:p>
          </table:table-cell>
        </table:table-row>
        <table:table-row table:style-name="ro2">
          <table:table-cell table:style-name="ce3" office:value-type="string">
            <text:p>addSurgeriesFromClinical</text:p>
          </table:table-cell>
        </table:table-row>
        <table:table-row table:style-name="ro1">
          <table:table-cell table:style-name="ce4" office:value-type="string">
            <text:p>closeApplication</text:p>
          </table:table-cell>
        </table:table-row>
      </table:table>
      <table:table table:name="PROD_TestData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default-cell-style-name="ce10"/>
        <table:table-column table:style-name="co2" table:default-cell-style-name="ce13"/>
        <table:table-column table:style-name="co8" table:default-cell-style-name="ce13"/>
        <table:table-row table:style-name="ro1">
          <table:table-cell office:value-type="string">
            <text:p>URL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9" office:value-type="date" office:date-value="2017-08-11">
            <text:p>11 August 2017</text:p>
          </table:table-cell>
          <table:table-cell table:style-name="ce11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4" office:value-type="string">
            <text:p>Website</text:p>
          </table:table-cell>
          <table:table-cell table:style-name="ce14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8/09/2017</text:date>, <text:time>10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55:50</meta:creation-date>
    <dc:date>2017-09-08T10:24:53</dc:date>
    <meta:editing-duration>PT3M58S</meta:editing-duration>
    <meta:editing-cycles>6</meta:editing-cycles>
    <meta:generator>OpenOffice/4.1.3$Unix OpenOffice.org_project/413m1$Build-9783</meta:generator>
    <meta:document-statistic meta:table-count="2" meta:cell-count="20" meta:object-count="0"/>
  </office:meta>
</office:document-meta>
</file>